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xmlns:rdfa="http://docs.oasis-open.org/opendocument/meta/rdfa#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5.166cm"/>
    </style:style>
    <style:style style:name="co3" style:family="table-column">
      <style:table-column-properties fo:break-before="auto" style:column-width="0.998cm"/>
    </style:style>
    <style:style style:name="co4" style:family="table-column">
      <style:table-column-properties fo:break-before="auto" style:column-width="3cm"/>
    </style:style>
    <style:style style:name="co5" style:family="table-column">
      <style:table-column-properties fo:break-before="auto" style:column-width="3.55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99ccff"/>
      <style:text-properties fo:font-weight="bold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99ccff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ext-properties fo:color="#666666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ce1"/>
        <table:table-column table:style-name="co4" table:number-columns-repeated="3" table:default-cell-style-name="Default"/>
        <table:table-column table:style-name="co5" table:default-cell-style-name="Default"/>
        <table:table-column table:style-name="co4" table:number-columns-repeated="5" table:default-cell-style-name="Default"/>
        <table:table-row table:style-name="ro1" table:number-rows-repeated="2">
          <table:table-cell/>
          <table:table-cell table:style-name="Default"/>
          <table:table-cell table:number-columns-repeated="9"/>
        </table:table-row>
        <table:table-row table:style-name="ro1">
          <table:table-cell table:number-columns-repeated="2"/>
          <table:table-cell table:style-name="ce3" office:value-type="float" office:value="0">
            <text:p>0</text:p>
          </table:table-cell>
          <table:table-cell table:style-name="ce3" office:value-type="float" office:value="16">
            <text:p>16</text:p>
          </table:table-cell>
          <table:table-cell table:style-name="ce3" office:value-type="float" office:value="32">
            <text:p>32</text:p>
          </table:table-cell>
          <table:table-cell table:style-name="ce3" office:value-type="float" office:value="48">
            <text:p>48</text:p>
          </table:table-cell>
          <table:table-cell table:style-name="ce3" office:value-type="float" office:value="64">
            <text:p>64</text:p>
          </table:table-cell>
          <table:table-cell table:style-name="ce3" office:value-type="float" office:value="80">
            <text:p>80</text:p>
          </table:table-cell>
          <table:table-cell table:style-name="ce5" table:number-columns-repeated="3"/>
        </table:table-row>
        <table:table-row table:style-name="ro1">
          <table:table-cell office:value-type="string">
            <text:p>Dokument</text:p>
          </table:table-cell>
          <table:table-cell office:value-type="float" office:value="0">
            <text:p>0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Has children</text:p>
          </table:table-cell>
          <table:table-cell office:value-type="string">
            <text:p>Has children + hover</text:p>
          </table:table-cell>
          <table:table-cell office:value-type="string">
            <text:p>Expanded</text:p>
          </table:table-cell>
          <table:table-cell office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>
            <text:p>Folder</text:p>
          </table:table-cell>
          <table:table-cell office:value-type="float" office:value="16">
            <text:p>16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Has children</text:p>
          </table:table-cell>
          <table:table-cell office:value-type="string">
            <text:p>Has children + hover</text:p>
          </table:table-cell>
          <table:table-cell office:value-type="string">
            <text:p>Expanded</text:p>
          </table:table-cell>
          <table:table-cell office:value-type="string">
            <text:p>exp.+hover</text:p>
          </table:table-cell>
          <table:table-cell table:number-columns-repeated="3"/>
        </table:table-row>
        <table:table-row table:style-name="ro1">
          <table:table-cell office:value-type="string">
            <text:p>Checkbox</text:p>
          </table:table-cell>
          <table:table-cell office:value-type="float" office:value="32">
            <text:p>32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Selected</text:p>
          </table:table-cell>
          <table:table-cell office:value-type="string">
            <text:p>Selected + hover</text:p>
          </table:table-cell>
          <table:table-cell office:value-type="string">
            <text:p>Partsel</text:p>
          </table:table-cell>
          <table:table-cell office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>
            <text:p>Radio button</text:p>
          </table:table-cell>
          <table:table-cell office:value-type="float" office:value="48">
            <text:p>48</text:p>
          </table:table-cell>
          <table:table-cell office:value-type="string">
            <text:p>Normal</text:p>
          </table:table-cell>
          <table:table-cell office:value-type="string">
            <text:p>Normal + hover</text:p>
          </table:table-cell>
          <table:table-cell office:value-type="string">
            <text:p>Selected</text:p>
          </table:table-cell>
          <table:table-cell office:value-type="string">
            <text:p>Selected + hover</text:p>
          </table:table-cell>
          <table:table-cell office:value-type="string">
            <text:p>Partsel</text:p>
          </table:table-cell>
          <table:table-cell office:value-type="string">
            <text:p>Partsel + hover</text:p>
          </table:table-cell>
          <table:table-cell table:number-columns-repeated="3"/>
        </table:table-row>
        <table:table-row table:style-name="ro1">
          <table:table-cell office:value-type="string">
            <text:p>Expander (end nodes)</text:p>
          </table:table-cell>
          <table:table-cell office:value-type="float" office:value="64">
            <text:p>64</text:p>
          </table:table-cell>
          <table:table-cell office:value-type="string">
            <text:p>End node</text:p>
          </table:table-cell>
          <table:table-cell office:value-type="string">
            <text:p>End node, last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office:value-type="string">
            <text:p>empty</text:p>
          </table:table-cell>
          <table:table-cell office:value-type="string">
            <text:p>V-line</text:p>
          </table:table-cell>
          <table:table-cell table:number-columns-repeated="3"/>
        </table:table-row>
        <table:table-row table:style-name="ro1">
          <table:table-cell office:value-type="string">
            <text:p>Expander (w/ children)</text:p>
          </table:table-cell>
          <table:table-cell office:value-type="float" office:value="80">
            <text:p>80</text:p>
          </table:table-cell>
          <table:table-cell office:value-type="string">
            <text:p>Parent [+]</text:p>
          </table:table-cell>
          <table:table-cell office:value-type="string">
            <text:p>Parent + hover</text:p>
          </table:table-cell>
          <table:table-cell office:value-type="string">
            <text:p>Expanded [-]</text:p>
          </table:table-cell>
          <table:table-cell office:value-type="string">
            <text:p>Expanded + hover</text:p>
          </table:table-cell>
          <table:table-cell office:value-type="string">
            <text:p>Lazy [*]</text:p>
          </table:table-cell>
          <table:table-cell office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>
            <text:p>Expander (lastsib, w/ children)</text:p>
          </table:table-cell>
          <table:table-cell office:value-type="float" office:value="96">
            <text:p>96</text:p>
          </table:table-cell>
          <table:table-cell office:value-type="string">
            <text:p>Parent [+]</text:p>
          </table:table-cell>
          <table:table-cell office:value-type="string">
            <text:p>Parent + hover</text:p>
          </table:table-cell>
          <table:table-cell office:value-type="string">
            <text:p>Expanded [-]</text:p>
          </table:table-cell>
          <table:table-cell office:value-type="string">
            <text:p>Expanded + hover</text:p>
          </table:table-cell>
          <table:table-cell office:value-type="string">
            <text:p>Lazy [*]</text:p>
          </table:table-cell>
          <table:table-cell office:value-type="string">
            <text:p>Lazy + hover</text:p>
          </table:table-cell>
          <table:table-cell table:number-columns-repeated="3"/>
        </table:table-row>
        <table:table-row table:style-name="ro1">
          <table:table-cell office:value-type="string">
            <text:p>Status</text:p>
          </table:table-cell>
          <table:table-cell office:value-type="float" office:value="112">
            <text:p>112</text:p>
          </table:table-cell>
          <table:table-cell office:value-type="string">
            <text:p>Error (!)</text:p>
          </table:table-cell>
          <table:table-cell office:value-type="string">
            <text:p>Drop reject</text:p>
          </table:table-cell>
          <table:table-cell office:value-type="string">
            <text:p>Drop accept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number-columns-repeated="3"/>
        </table:table-row>
        <table:table-row table:style-name="ro1">
          <table:table-cell office:value-type="string">
            <text:p>Drop marker (24x16)</text:p>
          </table:table-cell>
          <table:table-cell office:value-type="float" office:value="128">
            <text:p>128</text:p>
          </table:table-cell>
          <table:table-cell office:value-type="string" table:number-columns-spanned="2" table:number-rows-spanned="1">
            <text:p>Drop here</text:p>
          </table:table-cell>
          <table:covered-table-cell/>
          <table:table-cell office:value-type="string" table:number-columns-spanned="2" table:number-rows-spanned="1">
            <text:p>Move here</text:p>
          </table:table-cell>
          <table:covered-table-cell/>
          <table:table-cell office:value-type="string" table:number-columns-spanned="2" table:number-rows-spanned="1">
            <text:p>Copy here</text:p>
          </table:table-cell>
          <table:covered-table-cell/>
          <table:table-cell table:number-columns-repeated="3"/>
        </table:table-row>
        <table:table-row table:style-name="ro1">
          <table:table-cell office:value-type="string">
            <text:p>Drop marker (64x16)</text:p>
          </table:table-cell>
          <table:table-cell office:value-type="float" office:value="144">
            <text:p>144</text:p>
          </table:table-cell>
          <table:table-cell office:value-type="string" table:number-columns-spanned="4" table:number-rows-spanned="1">
            <text:p>Drop sibling here</text:p>
          </table:table-cell>
          <table:covered-table-cell table:number-columns-repeated="3"/>
          <table:table-cell table:style-name="ce4" office:value-type="string">
            <text:p>(unused)</text:p>
          </table:table-cell>
          <table:table-cell table:style-name="ce4" office:value-type="string">
            <text:p>(unused)</text:p>
          </table:table-cell>
          <table:table-cell table:number-columns-repeated="3"/>
        </table:table-row>
        <table:table-row table:style-name="ro1">
          <table:table-cell office:value-type="string">
            <text:p>Extras</text:p>
          </table:table-cell>
          <table:table-cell office:value-type="float" office:value="160">
            <text:p>160</text:p>
          </table:table-cell>
          <table:table-cell table:number-columns-repeated="9"/>
        </table:table-row>
        <table:table-row table:style-name="ro1" table:number-rows-repeated="8">
          <table:table-cell/>
          <table:table-cell table:style-name="ce2"/>
          <table:table-cell table:number-columns-repeated="9"/>
        </table:table-row>
        <table:table-row table:style-name="ro1">
          <table:table-cell/>
          <table:table-cell table:style-name="ce2"/>
          <table:table-cell table:number-columns-repeated="9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2-08">08.12.2010</text:date>, <text:time>08:44:0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48.39</meta:creation-date>
    <meta:editing-duration>PT01H53M08S</meta:editing-duration>
    <meta:editing-cycles>16</meta:editing-cycles>
    <meta:generator>OpenOffice.org/3.2$Win32 OpenOffice.org_project/320m12$Build-9483</meta:generator>
    <dc:date>2010-12-08T08:44:05.21</dc:date>
    <dc:creator>Martin Wendt</dc:creator>
    <meta:document-statistic meta:table-count="3" meta:cell-count="82" meta:object-count="0"/>
    <meta:user-defined meta:name="Info 1"/>
    <meta:user-defined meta:name="Info 2"/>
    <meta:user-defined meta:name="Info 3"/>
    <meta:user-defined meta:name="Info 4"/>
  </office:meta>
</office:document-meta>
</file>